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C0000634100004A4C3651558E9C43717A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focus3-subtitle">
      <style:graphic-properties draw:fill-color="#ffffff" fo:min-height="15.458cm"/>
    </style:style>
    <style:style style:name="pr2" style:family="presentation" style:parent-style-name="focus3-notes">
      <style:graphic-properties draw:fill-color="#ffffff" fo:min-height="13.364cm"/>
    </style:style>
    <style:style style:name="pr3" style:family="presentation" style:parent-style-name="focus3-title">
      <style:graphic-properties fo:min-height="3.334cm"/>
    </style:style>
    <style:style style:name="pr4" style:family="presentation" style:parent-style-name="focus3-subtitle">
      <style:graphic-properties draw:fill-color="#ffffff" fo:min-height="12.374cm"/>
    </style:style>
    <style:style style:name="pr5" style:family="presentation" style:parent-style-name="focus3-title">
      <style:graphic-properties draw:auto-grow-height="true" fo:min-height="3.334cm"/>
    </style:style>
    <style:style style:name="pr6" style:family="presentation" style:parent-style-name="focus3-outline1">
      <style:graphic-properties fo:min-height="12.12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32">
        <draw:frame presentation:style-name="pr1" draw:text-style-name="P1" draw:layer="layout" svg:width="24.1cm" svg:height="15.458cm" svg:x="1.945cm" svg:y="1.239cm" presentation:class="subtitle" presentation:user-transformed="true">
          <draw:text-box>
            <text:p><text:span text:style-name="T1">LinkFixer Web Application</text:span></text:p>
          </draw:text-box>
        </draw:frame>
        <draw:frame draw:style-name="gr1" draw:text-style-name="P2" draw:layer="layout" svg:width="13.208cm" svg:height="3.399cm" svg:x="2.54cm" svg:y="14.732cm">
          <draw:text-box>
            <text:p><text:span text:style-name="T2">Edmunds Ozoliņš</text:span></text:p>
            <text:p><text:span text:style-name="T2">Sabīne Šuhrati</text:span></text:p>
            <text:p><text:span text:style-name="T2">Tomass Brazovskis</text:span></text:p>
            <text:p><text:span text:style-name="T2">Katrīna Šapale</text:span></text:p>
          </draw:text-box>
        </draw:frame>
        <draw:frame draw:style-name="gr1" draw:text-style-name="P2" draw:layer="layout" svg:width="11.176cm" svg:height="0.962cm" svg:x="11.176cm" svg:y="18.796cm">
          <draw:text-box>
            <text:p/>
          </draw:text-box>
        </draw:frame>
        <draw:frame draw:style-name="gr2" draw:text-style-name="P2" draw:layer="layout" svg:width="3.601cm" svg:height="0.962cm" svg:x="12.195cm" svg:y="19.304cm">
          <draw:text-box>
            <text:p>Rīga, 2019</text:p>
          </draw:text-box>
        </draw:frame>
        <presentation:notes draw:style-name="dp2">
          <draw:page-thumbnail draw:style-name="gr3" draw:layer="layout" svg:width="0.001cm" svg:height="0.002cm" svg:x="0cm" svg:y="2.257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0">
        <draw:frame presentation:style-name="pr3" draw:layer="layout" svg:width="24.1cm" svg:height="3.334cm" svg:x="1.945cm" svg:y="1.239cm" presentation:class="title">
          <draw:text-box>
            <text:p>Business analysis and analysis of given input (actuality of the chosen problem)</text:p>
          </draw:text-box>
        </draw:frame>
        <draw:frame presentation:style-name="pr4" draw:text-style-name="P1" draw:layer="layout" svg:width="24.1cm" svg:height="12.374cm" svg:x="1.945cm" svg:y="5.115cm" presentation:class="subtitle" presentation:placeholder="true">
          <draw:text-box/>
        </draw:frame>
        <presentation:notes draw:style-name="dp2">
          <draw:page-thumbnail draw:style-name="gr3" draw:layer="layout" svg:width="0.001cm" svg:height="0.002cm" svg:x="0cm" svg:y="2.257cm" draw:page-number="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3T1">
        <draw:frame presentation:style-name="pr5" draw:layer="layout" svg:width="24.1cm" svg:height="3.334cm" svg:x="1.945cm" svg:y="1.239cm" presentation:class="title">
          <draw:text-box>
            <text:p>Project planning (used workload management approach and used tools)</text:p>
          </draw:text-box>
        </draw:frame>
        <draw:frame presentation:style-name="pr6" draw:layer="layout" svg:width="24.1cm" svg:height="12.374cm" svg:x="1.945cm" svg:y="5.115cm" presentation:class="outline" presentation:placeholder="true">
          <draw:text-box/>
        </draw:frame>
        <presentation:notes draw:style-name="dp2">
          <draw:page-thumbnail draw:style-name="gr3" draw:layer="layout" svg:width="0.001cm" svg:height="0.002cm" svg:x="0cm" svg:y="2.257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3T1">
        <draw:frame presentation:style-name="pr3" draw:layer="layout" svg:width="24.1cm" svg:height="3.334cm" svg:x="1.945cm" svg:y="1.239cm" presentation:class="title">
          <draw:text-box>
            <text:p>System overall design (chosen frameworks, libraries and high level code structure)</text:p>
          </draw:text-box>
        </draw:frame>
        <draw:frame presentation:style-name="pr6" draw:layer="layout" svg:width="24.1cm" svg:height="12.374cm" svg:x="1.945cm" svg:y="5.115cm" presentation:class="outline" presentation:placeholder="true">
          <draw:text-box/>
        </draw:frame>
        <presentation:notes draw:style-name="dp2">
          <draw:page-thumbnail draw:style-name="gr3" draw:layer="layout" svg:width="0.001cm" svg:height="0.002cm" svg:x="0cm" svg:y="2.257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3T1">
        <draw:frame presentation:style-name="pr3" draw:layer="layout" svg:width="24.1cm" svg:height="3.334cm" svg:x="1.945cm" svg:y="1.239cm" presentation:class="title">
          <draw:text-box>
            <text:p>System data model (persistence in general, particularly, database)</text:p>
          </draw:text-box>
        </draw:frame>
        <draw:frame presentation:style-name="pr6" draw:layer="layout" svg:width="24.1cm" svg:height="12.374cm" svg:x="1.945cm" svg:y="5.115cm" presentation:class="outline" presentation:placeholder="true">
          <draw:text-box/>
        </draw:frame>
        <presentation:notes draw:style-name="dp2">
          <draw:page-thumbnail draw:style-name="gr3" draw:layer="layout" svg:width="0.001cm" svg:height="0.002cm" svg:x="0cm" svg:y="2.257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3T1">
        <draw:frame presentation:style-name="pr3" draw:layer="layout" svg:width="24.1cm" svg:height="3.334cm" svg:x="1.945cm" svg:y="1.239cm" presentation:class="title">
          <draw:text-box>
            <text:p>Automated unit and/or system and/or GUI tests (Junit, Selenium, etc.)</text:p>
          </draw:text-box>
        </draw:frame>
        <draw:frame presentation:style-name="pr6" draw:layer="layout" svg:width="24.1cm" svg:height="12.374cm" svg:x="1.945cm" svg:y="5.115cm" presentation:class="outline" presentation:placeholder="true">
          <draw:text-box/>
        </draw:frame>
        <presentation:notes draw:style-name="dp2">
          <draw:page-thumbnail draw:style-name="gr3" draw:layer="layout" svg:width="0.001cm" svg:height="0.002cm" svg:x="0cm" svg:y="2.257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3T1">
        <draw:frame presentation:style-name="pr3" draw:layer="layout" svg:width="24.1cm" svg:height="3.334cm" svg:x="1.945cm" svg:y="1.239cm" presentation:class="title">
          <draw:text-box>
            <text:p>System building and deployment (compiling, testing, and deployment)</text:p>
          </draw:text-box>
        </draw:frame>
        <draw:frame presentation:style-name="pr6" draw:layer="layout" svg:width="24.1cm" svg:height="12.374cm" svg:x="1.945cm" svg:y="5.115cm" presentation:class="outline" presentation:placeholder="true">
          <draw:text-box/>
        </draw:frame>
        <presentation:notes draw:style-name="dp2">
          <draw:page-thumbnail draw:style-name="gr3" draw:layer="layout" svg:width="0.001cm" svg:height="0.002cm" svg:x="0cm" svg:y="2.257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3T1">
        <draw:frame presentation:style-name="pr3" draw:layer="layout" svg:width="24.1cm" svg:height="3.334cm" svg:x="1.945cm" svg:y="1.239cm" presentation:class="title">
          <draw:text-box>
            <text:p>User, administrator guides and other documentation</text:p>
          </draw:text-box>
        </draw:frame>
        <draw:frame presentation:style-name="pr6" draw:layer="layout" svg:width="24.1cm" svg:height="12.374cm" svg:x="1.945cm" svg:y="5.115cm" presentation:class="outline" presentation:placeholder="true">
          <draw:text-box/>
        </draw:frame>
        <presentation:notes draw:style-name="dp2">
          <draw:page-thumbnail draw:style-name="gr3" draw:layer="layout" svg:width="0.001cm" svg:height="0.002cm" svg:x="0cm" svg:y="2.257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3T1">
        <draw:frame presentation:style-name="pr3" draw:layer="layout" svg:width="24.1cm" svg:height="3.334cm" svg:x="1.945cm" svg:y="1.239cm" presentation:class="title">
          <draw:text-box>
            <text:p>demonstration of the system, describe it's set up and maintenance if necessary</text:p>
          </draw:text-box>
        </draw:frame>
        <draw:frame presentation:style-name="pr6" draw:layer="layout" svg:width="24.1cm" svg:height="12.374cm" svg:x="1.945cm" svg:y="5.115cm" presentation:class="outline" presentation:placeholder="true">
          <draw:text-box/>
        </draw:frame>
        <presentation:notes draw:style-name="dp2">
          <draw:page-thumbnail draw:style-name="gr3" draw:layer="layout" svg:width="0.001cm" svg:height="0.002cm" svg:x="0cm" svg:y="2.257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9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dddddd" style:font-name="DejaVu Sans1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dddddd" style:font-name="DejaVu Sans1" fo:font-size="14pt" style:font-size-asian="14pt" style:font-size-complex="14pt"/>
    </style:style>
    <style:style style:name="MP8" style:family="paragraph">
      <style:paragraph-properties fo:text-align="center"/>
      <style:text-properties fo:color="#808080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808080" style:font-name="DejaVu Sans1" fo:font-size="14pt" style:font-size-asian="14pt" style:font-size-complex="14pt"/>
    </style:style>
    <style:style style:name="MP10" style:family="paragraph">
      <style:paragraph-properties fo:text-align="end"/>
      <style:text-properties fo:color="#dddddd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dddddd" style:font-name="DejaVu Sans1" fo:font-size="14pt" style:font-size-asian="14pt" style:font-size-complex="14pt"/>
    </style:style>
    <style:style style:name="MT1" style:family="text">
      <style:text-properties fo:color="#dddddd" style:font-name="DejaVu Sans1" fo:font-size="14pt" style:font-size-asian="14pt" style:font-size-complex="14pt"/>
    </style:style>
    <style:style style:name="MT2" style:family="text">
      <style:text-properties fo:color="#808080" style:font-name="DejaVu Sans1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focus3" style:page-layout-name="PM1" draw:style-name="Mdp1">
      <draw:frame draw:style-name="Mgr3" draw:text-style-name="MP5" draw:layer="backgroundobjects" svg:width="28.287cm" svg:height="21.113cm" svg:x="-0.101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cm" svg:height="3.334cm" svg:x="1.945cm" svg:y="1.239cm" presentation:class="title" presentation:placeholder="true">
        <draw:text-box/>
      </draw:frame>
      <draw:frame presentation:style-name="focus3-outline1" draw:layer="backgroundobjects" svg:width="24.1cm" svg:height="12.374cm" svg:x="1.945cm" svg:y="5.115cm" presentation:class="outline" presentation:placeholder="true">
        <draw:text-box/>
      </draw:frame>
      <draw:frame presentation:style-name="Mpr1" draw:text-style-name="MP7" draw:layer="backgroundobjects" svg:width="6.521cm" svg:height="1.448cm" svg:x="0.397cm" svg:y="19.857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9" draw:layer="backgroundobjects" svg:width="8.872cm" svg:height="1.448cm" svg:x="9.572cm" svg:y="19.85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1cm" svg:height="1.448cm" svg:x="21.164cm" svg:y="19.857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2cm" svg:x="0cm" svg:y="2.257cm" presentation:class="page"/>
        <draw:frame presentation:style-name="focus3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10:57:33.737150713</meta:creation-date>
    <dc:date>2019-08-28T11:36:41.010301234</dc:date>
    <meta:editing-duration>PT12M25S</meta:editing-duration>
    <meta:editing-cycles>2</meta:editing-cycles>
    <meta:generator>LibreOffice/5.1.6.2$Linux_X86_64 LibreOffice_project/10m0$Build-2</meta:generator>
    <meta:document-statistic meta:object-count="60"/>
  </office:meta>
</office:document-meta>
</file>